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1</text:p>
          </table:table-cell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reprint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0.0.1</text:p>
          </table:table-cell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1.1.0.1</text:p>
          </table:table-cell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N(re-slice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2.1.0.0</text:p>
          </table:table-cell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3:30:18.161071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5T13:31:03.822414281</dc:date>
    <meta:editing-duration>PT9H35M54S</meta:editing-duration>
    <meta:editing-cycles>45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44" meta:object-count="0"/>
  </office:meta>
</office:document-meta>
</file>